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fe44" officeooo:paragraph-rsid="000bfe44"/>
    </style:style>
    <style:style style:name="P2" style:family="paragraph" style:parent-style-name="Standard">
      <style:text-properties officeooo:rsid="000d1ad3" officeooo:paragraph-rsid="000d1ad3"/>
    </style:style>
    <style:style style:name="P3" style:family="paragraph" style:parent-style-name="Standard">
      <style:text-properties officeooo:rsid="000d1ad3" officeooo:paragraph-rsid="0010bedd"/>
    </style:style>
    <style:style style:name="P4" style:family="paragraph" style:parent-style-name="Standard">
      <style:text-properties officeooo:rsid="000dc2af" officeooo:paragraph-rsid="000dc2af"/>
    </style:style>
    <style:style style:name="P5" style:family="paragraph" style:parent-style-name="Standard">
      <style:text-properties officeooo:rsid="000dc2af" officeooo:paragraph-rsid="0012598c"/>
    </style:style>
    <style:style style:name="P6" style:family="paragraph" style:parent-style-name="Standard">
      <style:text-properties officeooo:rsid="0012598c" officeooo:paragraph-rsid="0012598c"/>
    </style:style>
    <style:style style:name="P7" style:family="paragraph" style:parent-style-name="Standard">
      <style:text-properties officeooo:rsid="0013edb5" officeooo:paragraph-rsid="0013edb5"/>
    </style:style>
    <style:style style:name="P8" style:family="paragraph" style:parent-style-name="Standard">
      <style:text-properties officeooo:rsid="000dc2af" officeooo:paragraph-rsid="0012598c"/>
    </style:style>
    <style:style style:name="P9" style:family="paragraph" style:parent-style-name="Standard">
      <style:paragraph-properties fo:margin-top="0cm" fo:margin-bottom="0.499cm" style:contextual-spacing="false"/>
    </style:style>
    <style:style style:name="P10" style:family="paragraph" style:parent-style-name="Standard">
      <style:text-properties officeooo:rsid="001d8e71" officeooo:paragraph-rsid="001d8e71"/>
    </style:style>
    <style:style style:name="P11" style:family="paragraph" style:parent-style-name="Text_20_body">
      <loext:graphic-properties draw:fill="none" draw:fill-color="#ffffff"/>
      <style:paragraph-properties fo:margin-left="0cm" fo:margin-right="0cm" fo:text-indent="0cm" style:auto-text-indent="false" fo:background-color="transparent"/>
    </style:style>
    <style:style style:name="T1" style:family="text">
      <style:text-properties officeooo:rsid="000dc2af"/>
    </style:style>
    <style:style style:name="T2" style:family="text">
      <style:text-properties officeooo:rsid="000ed4c4"/>
    </style:style>
    <style:style style:name="T3" style:family="text">
      <style:text-properties officeooo:rsid="000f0453"/>
    </style:style>
    <style:style style:name="T4" style:family="text">
      <style:text-properties officeooo:rsid="0010bedd"/>
    </style:style>
    <style:style style:name="T5" style:family="text">
      <style:text-properties officeooo:rsid="0012598c"/>
    </style:style>
    <style:style style:name="T6" style:family="text">
      <style:text-properties officeooo:rsid="00147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T6">BAE</text:span> Recrui<text:span text:style-name="T2">t</text:span>ment,</text:p>
      <text:p text:style-name="P1"/>
      <text:p text:style-name="P2">I am writing in support of my application to the role of Software <text:span text:style-name="T4">Engineer</text:span> at <text:span text:style-name="T6">BAE Systems</text:span><text:span text:style-name="T1">.</text:span></text:p>
      <text:p text:style-name="P1"/>
      <text:p text:style-name="P1">I am a Software Developer and Engineer based in York, with experience in a wide array of fields, including full stack web development, database design and management, and cloud computing through Google cloud and AWS. My previous professional experience has seen me work in a fast paced startup environment, working in an agile team under strict deadlines and with ever changing requirements, through which I have successfully contributed to multiple product releases and led a variety of projects. I have had to quickly adapt to new software, tooling and business plans, and have succeeded in doing so.</text:p>
      <text:p text:style-name="P1"/>
      <text:p text:style-name="P3">This experience will <text:span text:style-name="T1">make me a great fit for the role, and I believe that </text:span><text:span text:style-name="T6">BAE</text:span><text:span text:style-name="T1"> </text:span><text:span text:style-name="T6">Systems </text:span><text:span text:style-name="T1">will benefit from my contributions and work in the team. I will be able to bring my past experiences and ever developing skills to the company and successfully deliver on anything that is asked from me in the job.</text:span></text:p>
      <text:p text:style-name="P2"/>
      <text:p text:style-name="P2"><text:span text:style-name="T1">Thank you for reading my application and considering me for the position. </text:span>I look forward to hearing from you.</text:p>
      <text:p text:style-name="P2"/>
      <text:p text:style-name="P4">Yours Sincerely,</text:p>
      <text:p text:style-name="P4">Peter Gillingham</text:p>
      <text:p text:style-name="P4"/>
      <text:p text:style-name="P4">Hi,</text:p>
      <text:p text:style-name="P4"/>
      <text:p text:style-name="P4">I saw a job advert on Indeed for a software development role, and after looking into Wave Venture I wanted to reach out directly to you.</text:p>
      <text:p text:style-name="P4"/>
      <text:p text:style-name="P4">I am a software developer and engineer with experience in a wide array of fields, including statistical and data science computing with Python, embedded systems engineering with C and Assembly, and web development/cloud computing. My previous professional experience has seen me successfully working in a fast paced startup environment working in the renewable energy space (specifically solar and local energy storage) and I think that these skills will benefit both you as a company and me as an employee.</text:p>
      <text:p text:style-name="P4"/>
      <text:p text:style-name="P4">P<text:span text:style-name="T3">r</text:span>evious to that I graduated from the University of York with a masters degree in Electronic Engineering (with Music Technology), achieving a 2:1. Here I also focused my masters project on renewable energy storage and usage management, implementing a genetic algorithm (NSGA-II) in Python to develop a<text:span text:style-name="T3">l</text:span>gorithms for battery systems using evolutionary techniques. Although not directly related to Wave Venture, the experience is transferable and will make me a strong developer, giving me the ability and skills to successfully deliver on anything that is asked from me.</text:p>
      <text:p text:style-name="P4"/>
      <text:p text:style-name="P4">Thank you for taking the time to read my enquiry, and I am more than happy to provide my CV. I look forward to hearing from you.</text:p>
      <text:p text:style-name="P4"/>
      <text:p text:style-name="P4">Yours Sincerely, </text:p>
      <text:p text:style-name="P4">Peter Gillingham</text:p>
      <text:p text:style-name="P4"/>
      <text:p text:style-name="P4"/>
      <text:p text:style-name="P4"/>
      <text:p text:style-name="P4"/>
      <text:p text:style-name="P4"/>
      <text:p text:style-name="P6"><text:soft-page-break/>NBN Trust</text:p>
      <text:p text:style-name="P6"/>
      <text:p text:style-name="P7">Dear NBN Recruitment</text:p>
      <text:p text:style-name="P7"/>
      <text:p text:style-name="P7">I am applying for the position of full stack developer at NBN</text:p>
      <text:p text:style-name="P6"/>
      <text:p text:style-name="P6">I am a software developer ad engineer with experience in a wide array of fields, including full stack <text:s/>development, cloud computing, web development and database design and management. </text:p>
      <text:p text:style-name="P6"/>
      <text:p text:style-name="P5">P<text:span text:style-name="T3">r</text:span>evious to that I graduated from the University of York with a masters degree in Electronic Engineering (with Music Technology), achieving a 2:1. </text:p>
      <text:p text:style-name="P5"/>
      <text:p text:style-name="P5">Thank you for taking the time to <text:span text:style-name="T5">consider my application</text:span>, <text:span text:style-name="T5">and</text:span> I look forward to hearing from you.</text:p>
      <text:p text:style-name="P5"/>
      <text:p text:style-name="P5">Yours Sincerely, </text:p>
      <text:p text:style-name="P5">Peter Gillingham</text:p>
      <text:p text:style-name="P5"/>
      <text:p text:style-name="P5">My professional career has led me to work on a wide array of projects, including full stack development of web applications using React and Node.js, cloud based development through AWS, and implementing and using AI solutions for multiple applications. I have successfully delivered full stack applications as part of an agile team following a Kanban methodology, and I have worked in all aspects of development, including front end design and implementation, backend development and testing. </text:p>
      <text:p text:style-name="P5"/>
      <text:p text:style-name="P5">As well as this, my academic experience through university has given me a varied background in software, with extensive experience in Python, Java and C. Working in a team I successfully contributed to a Java based presentation application, and for my final project in my masters I implemented a genetic algorithm in Python, giving me a wide array of experience in software development, design and testing. This, along with my professional experience, will allow me to effectively work in any team and role that is required of me.</text:p>
      <text:p text:style-name="P5"/>
      <text:p text:style-name="P5">Dear Capula HR</text:p>
      <text:p text:style-name="Standard"/>
      <text:p text:style-name="Standard">I am applying for the role of Software Engineer at Capula (Job reference: E-2022-16), please find my CV attached and my cover letter below. I was referred to this job by Paul Fothergill, a Graduate Electrical Control and Instrumentation Design Engineer, with whom I have worked with on multiple projects through University.</text:p>
      <text:p text:style-name="Standard"/>
      <text:p text:style-name="Standard">I am a Software Engineer with a wide skill set, with experience in full stack development, embedded systems design and application development. In my professional career I have worked in a fast paced startup environment where I have successfully contributed to multiple product launches and led my own internal data analytics and embedded systems projects. I have worked to implement a battery management algorithm on inverter systems, leading a team in doing so, where we successfully designed the system, combining embedded systems to control the inverter, web applications to manage the system and view data, and a postgres database for storing and referencing data in the system. In my career I have also demonstrated my ability to quickly learn new tools and technologies as needed, through learning and successfully contributing to an AWS cloud based platform in a very short period of time. This, combined with my subject knowledge and abilities in programming, will allow me to effectively serve any requirements of the role, and quickly get to grips with any new tools that are required.</text:p>
      <text:p text:style-name="Standard"/>
      <text:p text:style-name="Standard"><text:soft-page-break/>I graduated from the University of York in 2023, achieving a 2:1 in an Integrated Masters of Electronic Engineering with Music Technology Systems, where I obtained many vital engineering skills and a vast array of programming experience in Java, Python, C and multiple other languages. My key focuses towards the end of my degree were in embedded systems engineering and the application of machine learning and evolutionary programming, as well as the use of physical modelling synthesis to model instruments and the human voice programmatically. As well as this, I also developed an interest in control engineering, and I have been able to apply the skills and techniques I learned in this field to my software development both professionally and academically, designing a model predictive control based system for managing the charge of a home battery system with solar panels in my final Masters project, and further developing it in a professional capacity. These skills will be directly applicable to the role and will allow me to effectively fulfill the requirements needed in this position.</text:p>
      <text:p text:style-name="P9"/>
      <text:p text:style-name="P11">Thank you for reading my application and considering me for the position. I look forward to hearing from you.</text:p>
      <text:p text:style-name="P11"/>
      <text:p text:style-name="P11">Yours Sincerely,</text:p>
      <text:p text:style-name="P11">Peter Gillingham</text:p>
      <text:p text:style-name="P5"/>
      <text:p text:style-name="P10">Dear Hiring Manager</text:p>
      <text:p text:style-name="P10"/>
      <text:p text:style-name="P10">I am a Software Engineer and musician, which has led me to develop a keen interest in digital signal processing, audio based programming and music production, in addition to my programming skills developed through university and my professional career. I completed my masters degree in Electronic Engineering and Music Technology in 2023, and the knowledge of technical audio that I gained here will benefit me in this position, and my passion for music will make me a motivated engineer working in this field.</text:p>
      <text:p text:style-name="P10"/>
      <text:p text:style-name="P10">Through previous work I have used python for a wide array of applications, including web scraping and processing of the data using the BeautifulSoup library, which will benefit me greatly in this role. I also have professional experience with the Requests and Urllib and am familiar with Selenium. My knowledge and experience with these libraries will allow me to effectively achieve and excel in any expectations required of me in this role. As well as this, I have experience with developing Python based lambda functions for use in AWS deployments, alongside S3, SES and other AWS services. Furthermore, my experience in web development will aid me in developing web scraping software through the knowledge I gained in building web processes and applications.</text:p>
      <text:p text:style-name="P10"/>
      <text:p text:style-name="P10">Thank you for taking the time to read my application and for considering me for this position. I look forward to hearing from you.</text:p>
      <text:p text:style-name="P10"/>
      <text:p text:style-name="P10">Yours Sincerely,</text:p>
      <text:p text:style-name="P10">Peter Gillingh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3:40:41.581000000</meta:creation-date>
    <dc:date>2024-02-25T18:42:13.775000000</dc:date>
    <meta:editing-duration>PT5H11M24S</meta:editing-duration>
    <meta:editing-cycles>9</meta:editing-cycles>
    <meta:generator>LibreOffice/24.2.0.3$Windows_X86_64 LibreOffice_project/da48488a73ddd66ea24cf16bbc4f7b9c08e9bea1</meta:generator>
    <meta:document-statistic meta:table-count="0" meta:image-count="0" meta:object-count="0" meta:page-count="3" meta:paragraph-count="37" meta:word-count="1338" meta:character-count="8227" meta:non-whitespace-character-count="6920"/>
  </office:meta>
</office:document-meta>
</file>